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3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4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Text_20_body">
      <style:text-properties fo:color="#d7d7d7" loext:opacity="100%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9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0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inherit"/>
    </style:style>
    <style:style style:name="T3" style:family="text">
      <style:text-properties style:font-name="inherit" fo:font-style="italic"/>
    </style:style>
    <style:style style:name="T4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5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6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8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9" style:family="text">
      <style:text-properties fo:font-variant="normal" fo:text-transform="none" style:font-name="inherit" fo:font-size="8.39999961853027pt" fo:letter-spacing="normal" fo:font-style="italic" fo:font-weight="normal" loext:padding="0cm" loext:border="none"/>
    </style:style>
    <style:style style:name="T10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1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14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5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oblem</text:h>
      <text:p text:style-name="P7">Chef is fond of burgers and decided to make as many burgers as possible.</text:p>
      <text:p text:style-name="P11"><text:span text:style-name="T12">Chef has </text:span><draw:frame draw:style-name="fr1" draw:name="Quadro1" text:anchor-type="char" svg:width="0.041cm" draw:z-index="0"><draw:text-box fo:min-height="0.041cm"><text:p text:style-name="P6">�</text:p></draw:text-box></draw:frame><text:span text:style-name="T13">A</text:span><text:span text:style-name="T12"> patties and </text:span><draw:frame draw:style-name="fr1" draw:name="Quadro2" text:anchor-type="char" svg:width="0.041cm" draw:z-index="1"><draw:text-box fo:min-height="0.041cm"><text:p text:style-name="P6">�</text:p></draw:text-box></draw:frame><text:span text:style-name="T13">B</text:span><text:span text:style-name="T12"> buns. To make </text:span><draw:frame draw:style-name="fr1" draw:name="Quadro3" text:anchor-type="char" svg:width="0.041cm" draw:z-index="2"><draw:text-box fo:min-height="0.041cm"><text:p text:style-name="P6">1</text:p></draw:text-box></draw:frame><text:span text:style-name="T15">1</text:span><text:span text:style-name="T12"> burger, Chef needs </text:span><draw:frame draw:style-name="fr1" draw:name="Quadro4" text:anchor-type="char" svg:width="0.041cm" draw:z-index="3"><draw:text-box fo:min-height="0.041cm"><text:p text:style-name="P6">1</text:p></draw:text-box></draw:frame><text:span text:style-name="T15">1</text:span><text:span text:style-name="T12"> patty and </text:span><draw:frame draw:style-name="fr1" draw:name="Quadro5" text:anchor-type="char" svg:width="0.041cm" draw:z-index="4"><draw:text-box fo:min-height="0.041cm"><text:p text:style-name="P6">1</text:p></draw:text-box></draw:frame><text:span text:style-name="T15">1</text:span><text:span text:style-name="T12"> bun.<text:line-break/>Find the </text:span><text:span text:style-name="Strong_20_Emphasis"><text:span text:style-name="T14">maximum</text:span></text:span><text:span text:style-name="T12"> number of burgers that Chef can make.</text:span></text:p>
      <text:h text:style-name="P2" text:outline-level="3">Input Format</text:h>
      <text:list xml:id="list1792676514" text:style-name="L1">
        <text:list-item>
          <text:p text:style-name="P9">The first line of input will contain an integer <draw:frame draw:style-name="fr1" draw:name="Quadro6" text:anchor-type="char" svg:width="0.041cm" draw:z-index="5"><draw:text-box fo:min-height="0.041cm"><text:p text:style-name="P6">�</text:p></draw:text-box></draw:frame><text:span text:style-name="T1">T</text:span> — the number of test cases. The description of <draw:frame draw:style-name="fr1" draw:name="Quadro7" text:anchor-type="char" svg:width="0.041cm" draw:z-index="6"><draw:text-box fo:min-height="0.041cm"><text:p text:style-name="P6">�</text:p></draw:text-box></draw:frame><text:span text:style-name="T1">T</text:span> test cases follows.</text:p>
        </text:list-item>
        <text:list-item>
          <text:p text:style-name="P9">The first and only line of each test case contains two space-separated integers <draw:frame draw:style-name="fr1" draw:name="Quadro8" text:anchor-type="char" svg:width="0.041cm" draw:z-index="7"><draw:text-box fo:min-height="0.041cm"><text:p text:style-name="P6">�</text:p></draw:text-box></draw:frame><text:span text:style-name="T1">A</text:span> and <draw:frame draw:style-name="fr1" draw:name="Quadro9" text:anchor-type="char" svg:width="0.041cm" draw:z-index="8"><draw:text-box fo:min-height="0.041cm"><text:p text:style-name="P6">�</text:p></draw:text-box></draw:frame><text:span text:style-name="T1">B</text:span>, the number of patties and buns respectively.</text:p>
        </text:list-item>
      </text:list>
      <text:h text:style-name="P2" text:outline-level="3">Output Format</text:h>
      <text:p text:style-name="P7">For each test case, output the maximum number of burgers that Chef can make.</text:p>
      <text:h text:style-name="P2" text:outline-level="3">Constraints</text:h>
      <text:list xml:id="list2563367117" text:style-name="L2">
        <text:list-item>
          <text:p text:style-name="P10"><draw:frame draw:style-name="fr1" draw:name="Quadro10" text:anchor-type="char" svg:width="0.041cm" draw:z-index="9"><draw:text-box fo:min-height="0.041cm"><text:p text:style-name="P6">1≤�≤1000</text:p></draw:text-box></draw:frame>1≤<text:span text:style-name="T3">T</text:span>≤1000</text:p>
        </text:list-item>
        <text:list-item>
          <text:p text:style-name="P10"><draw:frame draw:style-name="fr1" draw:name="Quadro11" text:anchor-type="char" svg:width="0.041cm" draw:z-index="10"><draw:text-box fo:min-height="0.041cm"><text:p text:style-name="P6">1≤�,�≤105</text:p></draw:text-box></draw:frame>1≤<text:span text:style-name="T3">A</text:span>,<text:span text:style-name="T3">B</text:span>≤10<text:span text:style-name="T2">5</text:span></text:p>
        </text:list-item>
      </text:list>
      <text:h text:style-name="P2" text:outline-level="3">Sample 1:</text:h>
      <text:p text:style-name="P8">Input</text:p>
      <text:p text:style-name="P8">Output</text:p>
      <text:p text:style-name="P3">4</text:p>
      <text:p text:style-name="P4">2 2</text:p>
      <text:p text:style-name="P4">2 3</text:p>
      <text:p text:style-name="P4">3 2</text:p>
      <text:p text:style-name="P4">23 17</text:p>
      <text:p text:style-name="P3">2</text:p>
      <text:p text:style-name="P4">2</text:p>
      <text:p text:style-name="P4">2</text:p>
      <text:p text:style-name="P4">17</text:p>
      <text:h text:style-name="P2" text:outline-level="3">Explanation:</text:h>
      <text:p text:style-name="P11"><text:span text:style-name="Strong_20_Emphasis"><text:span text:style-name="T14">Test case </text:span></text:span><draw:frame draw:style-name="fr1" draw:name="Quadro12" text:anchor-type="char" svg:width="0.041cm" draw:z-index="11"><draw:text-box fo:min-height="0.041cm"><text:p text:style-name="P6">1</text:p></draw:text-box></draw:frame><text:span text:style-name="Strong_20_Emphasis"><text:span text:style-name="T15">1</text:span></text:span><text:span text:style-name="Strong_20_Emphasis"><text:span text:style-name="T14">:</text:span></text:span><text:span text:style-name="T12"> Chef has </text:span><draw:frame draw:style-name="fr1" draw:name="Quadro13" text:anchor-type="char" svg:width="0.041cm" draw:z-index="12"><draw:text-box fo:min-height="0.041cm"><text:p text:style-name="P6">2</text:p></draw:text-box></draw:frame><text:span text:style-name="T15">2</text:span><text:span text:style-name="T12"> patties and </text:span><draw:frame draw:style-name="fr1" draw:name="Quadro14" text:anchor-type="char" svg:width="0.041cm" draw:z-index="13"><draw:text-box fo:min-height="0.041cm"><text:p text:style-name="P6">2</text:p></draw:text-box></draw:frame><text:span text:style-name="T15">2</text:span><text:span text:style-name="T12"> buns, and therefore Chef can make </text:span><draw:frame draw:style-name="fr1" draw:name="Quadro15" text:anchor-type="char" svg:width="0.041cm" draw:z-index="14"><draw:text-box fo:min-height="0.041cm"><text:p text:style-name="P6">2</text:p></draw:text-box></draw:frame><text:span text:style-name="T15">2</text:span><text:span text:style-name="T12"> burgers.</text:span></text:p>
      <text:p text:style-name="P11"><text:span text:style-name="Strong_20_Emphasis"><text:span text:style-name="T14">Test case </text:span></text:span><draw:frame draw:style-name="fr1" draw:name="Quadro16" text:anchor-type="char" svg:width="0.041cm" draw:z-index="15"><draw:text-box fo:min-height="0.041cm"><text:p text:style-name="P6">2</text:p></draw:text-box></draw:frame><text:span text:style-name="Strong_20_Emphasis"><text:span text:style-name="T15">2</text:span></text:span><text:span text:style-name="Strong_20_Emphasis"><text:span text:style-name="T14">:</text:span></text:span><text:span text:style-name="T12"> Chef has </text:span><draw:frame draw:style-name="fr1" draw:name="Quadro17" text:anchor-type="char" svg:width="0.041cm" draw:z-index="16"><draw:text-box fo:min-height="0.041cm"><text:p text:style-name="P6">2</text:p></draw:text-box></draw:frame><text:span text:style-name="T15">2</text:span><text:span text:style-name="T12"> patties and </text:span><draw:frame draw:style-name="fr1" draw:name="Quadro18" text:anchor-type="char" svg:width="0.041cm" draw:z-index="17"><draw:text-box fo:min-height="0.041cm"><text:p text:style-name="P6">3</text:p></draw:text-box></draw:frame><text:span text:style-name="T15">3</text:span><text:span text:style-name="T12"> buns. Chef can make at most </text:span><draw:frame draw:style-name="fr1" draw:name="Quadro19" text:anchor-type="char" svg:width="0.041cm" draw:z-index="18"><draw:text-box fo:min-height="0.041cm"><text:p text:style-name="P6">2</text:p></draw:text-box></draw:frame><text:span text:style-name="T15">2</text:span><text:span text:style-name="T12"> burgers by using </text:span><draw:frame draw:style-name="fr1" draw:name="Quadro20" text:anchor-type="char" svg:width="0.041cm" draw:z-index="19"><draw:text-box fo:min-height="0.041cm"><text:p text:style-name="P6">2</text:p></draw:text-box></draw:frame><text:span text:style-name="T15">2</text:span><text:span text:style-name="T12"> patties and </text:span><draw:frame draw:style-name="fr1" draw:name="Quadro21" text:anchor-type="char" svg:width="0.041cm" draw:z-index="20"><draw:text-box fo:min-height="0.041cm"><text:p text:style-name="P6">2</text:p></draw:text-box></draw:frame><text:span text:style-name="T15">2</text:span><text:span text:style-name="T12"> buns.</text:span></text:p>
      <text:p text:style-name="P11"><text:span text:style-name="Strong_20_Emphasis"><text:span text:style-name="T14">Test case </text:span></text:span><draw:frame draw:style-name="fr1" draw:name="Quadro22" text:anchor-type="char" svg:width="0.041cm" draw:z-index="21"><draw:text-box fo:min-height="0.041cm"><text:p text:style-name="P6">3</text:p></draw:text-box></draw:frame><text:span text:style-name="Strong_20_Emphasis"><text:span text:style-name="T15">3</text:span></text:span><text:span text:style-name="Strong_20_Emphasis"><text:span text:style-name="T14">:</text:span></text:span><text:span text:style-name="T12"> Chef has </text:span><draw:frame draw:style-name="fr1" draw:name="Quadro23" text:anchor-type="char" svg:width="0.041cm" draw:z-index="22"><draw:text-box fo:min-height="0.041cm"><text:p text:style-name="P6">3</text:p></draw:text-box></draw:frame><text:span text:style-name="T15">3</text:span><text:span text:style-name="T12"> patties and </text:span><draw:frame draw:style-name="fr1" draw:name="Quadro24" text:anchor-type="char" svg:width="0.041cm" draw:z-index="23"><draw:text-box fo:min-height="0.041cm"><text:p text:style-name="P6">2</text:p></draw:text-box></draw:frame><text:span text:style-name="T15">2</text:span><text:span text:style-name="T12"> buns. Chef can make at most </text:span><draw:frame draw:style-name="fr1" draw:name="Quadro25" text:anchor-type="char" svg:width="0.041cm" draw:z-index="24"><draw:text-box fo:min-height="0.041cm"><text:p text:style-name="P6">2</text:p></draw:text-box></draw:frame><text:span text:style-name="T15">2</text:span><text:span text:style-name="T12"> burgers by using </text:span><draw:frame draw:style-name="fr1" draw:name="Quadro26" text:anchor-type="char" svg:width="0.041cm" draw:z-index="25"><draw:text-box fo:min-height="0.041cm"><text:p text:style-name="P6">2</text:p></draw:text-box></draw:frame><text:span text:style-name="T15">2</text:span><text:span text:style-name="T12"> patties and </text:span><draw:frame draw:style-name="fr1" draw:name="Quadro27" text:anchor-type="char" svg:width="0.041cm" draw:z-index="26"><draw:text-box fo:min-height="0.041cm"><text:p text:style-name="P6">2</text:p></draw:text-box></draw:frame><text:span text:style-name="T15">2</text:span><text:span text:style-name="T12"> buns.</text:span></text:p>
      <text:p text:style-name="P11"><text:span text:style-name="Strong_20_Emphasis"><text:span text:style-name="T14">Test case </text:span></text:span><draw:frame draw:style-name="fr1" draw:name="Quadro28" text:anchor-type="char" svg:width="0.041cm" draw:z-index="27"><draw:text-box fo:min-height="0.041cm"><text:p text:style-name="P6">4</text:p></draw:text-box></draw:frame><text:span text:style-name="Strong_20_Emphasis"><text:span text:style-name="T15">4</text:span></text:span><text:span text:style-name="Strong_20_Emphasis"><text:span text:style-name="T14">:</text:span></text:span><text:span text:style-name="T12"> Chef has </text:span><draw:frame draw:style-name="fr1" draw:name="Quadro29" text:anchor-type="char" svg:width="0.041cm" draw:z-index="28"><draw:text-box fo:min-height="0.041cm"><text:p text:style-name="P6">23</text:p></draw:text-box></draw:frame><text:span text:style-name="T15">23</text:span><text:span text:style-name="T12"> patties and </text:span><draw:frame draw:style-name="fr1" draw:name="Quadro30" text:anchor-type="char" svg:width="0.041cm" draw:z-index="29"><draw:text-box fo:min-height="0.041cm"><text:p text:style-name="P6">17</text:p></draw:text-box></draw:frame><text:span text:style-name="T15">17</text:span><text:span text:style-name="T12"> buns. Chef can make at most </text:span><draw:frame draw:style-name="fr1" draw:name="Quadro31" text:anchor-type="char" svg:width="0.041cm" draw:z-index="30"><draw:text-box fo:min-height="0.041cm"><text:p text:style-name="P6">17</text:p></draw:text-box></draw:frame><text:span text:style-name="T15">17</text:span><text:span text:style-name="T12"> burgers by using </text:span><draw:frame draw:style-name="fr1" draw:name="Quadro32" text:anchor-type="char" svg:width="0.041cm" draw:z-index="31"><draw:text-box fo:min-height="0.041cm"><text:p text:style-name="P6">17</text:p></draw:text-box></draw:frame><text:span text:style-name="T15">17</text:span><text:span text:style-name="T12"> patties and </text:span><draw:frame draw:style-name="fr1" draw:name="Quadro33" text:anchor-type="char" svg:width="0.041cm" draw:z-index="32"><draw:text-box fo:min-height="0.041cm"><text:p text:style-name="P6">17</text:p></draw:text-box></draw:frame><text:span text:style-name="T15">17</text:span><text:span text:style-name="T12"> buns.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7T07:58:24.341000000</dc:date>
    <meta:editing-duration>PT2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61" meta:word-count="253" meta:character-count="1106" meta:non-whitespace-character-count="917"/>
  </office:meta>
</office:document-meta>
</file>